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c0c0c0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3cm" draw:marker-start="" draw:marker-start-width="0.195cm" draw:marker-end="Arrow" draw:marker-end-width="0.2cm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draw:stroke="dash" draw:stroke-dash="Ultrafine_20_2_20_Dots_20_3_20_Dashes" svg:stroke-width="0.03cm" draw:marker-start="" draw:marker-start-width="0.195cm" draw:marker-end="Arrow" draw:marker-end-width="0.2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color="#ff420e" draw:fill="solid"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3cm" draw:marker-start-width="0.295cm" draw:marker-end="Arrow" draw:marker-end-width="0.245cm" draw:fill="none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draw:stroke="dash" draw:stroke-dash="Ultrafine_20_2_20_Dots_20_3_20_Dashes" svg:stroke-width="0.03cm" draw:marker-start-width="0.295cm" draw:marker-end="Arrow" draw:marker-end-width="0.24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fo:min-height="1.6cm"/>
    </style:style>
    <style:style style:name="gr8" style:family="graphic" style:parent-style-name="standard">
      <style:graphic-properties svg:stroke-color="#579d1c" draw:fill="solid" draw:fill-color="#33cc66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line-height="150%"/>
      <style:text-properties style:font-name="Courier New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6cm" svg:height="1cm" svg:x="6cm" svg:y="8.1cm">
          <text:p text:style-name="P1"><text:span text:style-name="T1">ex:AlbertEinstein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8.8cm" svg:y1="8.1cm" svg:x2="4.05cm" svg:y2="7.1cm" draw:start-shape="id1" draw:start-glue-point="0" draw:end-shape="id2" draw:end-glue-point="2" svg:d="M8800 8100v-501l-4750 2v-501" svg:viewBox="0 0 4751 1001">
          <text:p/>
        </draw:connector>
        <draw:connector draw:style-name="gr3" draw:text-style-name="P2" draw:layer="layout" draw:type="lines" svg:x1="4.05cm" svg:y1="6.1cm" svg:x2="5.8cm" svg:y2="5.1cm" draw:start-shape="id2" draw:start-glue-point="0" draw:end-shape="id3" draw:end-glue-point="2" svg:d="M4050 6100v-501l1750 2v-501" svg:viewBox="0 0 1751 1001">
          <text:p/>
        </draw:connector>
        <draw:custom-shape draw:style-name="gr4" draw:text-style-name="P1" xml:id="id4" draw:id="id4" draw:layer="layout" svg:width="5.6cm" svg:height="1cm" svg:x="6cm" svg:y="2.1cm">
          <text:p text:style-name="P1"><text:span text:style-name="T1">ex:Physicist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svg:x1="5.8cm" svg:y1="4.1cm" svg:x2="8.8cm" svg:y2="3.1cm" draw:start-shape="id3" draw:start-glue-point="0" draw:end-shape="id4" draw:end-glue-point="2" svg:d="M5800 4100v-501l3000 2v-501" svg:viewBox="0 0 3001 1001">
          <text:p/>
        </draw:connector>
        <draw:connector draw:style-name="gr2" draw:text-style-name="P2" draw:layer="layout" draw:type="lines" svg:x1="8.8cm" svg:y1="8.1cm" svg:x2="5.8cm" svg:y2="5.1cm" draw:start-shape="id1" draw:start-glue-point="0" draw:end-shape="id3" draw:end-glue-point="2" svg:d="M8800 8100v-501l-3000-1998v-501" svg:viewBox="0 0 3001 3001">
          <text:p/>
        </draw:connector>
        <draw:connector draw:style-name="gr2" draw:text-style-name="P2" draw:layer="layout" draw:type="lines" svg:x1="8.8cm" svg:y1="8.1cm" svg:x2="8.8cm" svg:y2="3.1cm" draw:start-shape="id1" draw:start-glue-point="0" draw:end-shape="id4" draw:end-glue-point="2" svg:d="M8800 8100v-501-3998-501" svg:viewBox="0 0 1 5001">
          <text:p/>
        </draw:connector>
        <draw:custom-shape draw:style-name="gr4" draw:text-style-name="P1" xml:id="id2" draw:id="id2" draw:layer="layout" svg:width="7.9cm" svg:height="1cm" svg:x="0.1cm" svg:y="6.1cm">
          <text:p text:style-name="P1"><text:span text:style-name="T1">ex:German-bornTheoreticalPhysicist</text:span></text:p>
          <draw:enhanced-geometry svg:viewBox="0 0 21600 21600" draw:type="rectangle" draw:enhanced-path="M 0 0 L 21600 0 21600 21600 0 21600 0 0 Z N"/>
        </draw:custom-shape>
        <draw:g>
          <draw:line draw:style-name="gr5" draw:text-style-name="P2" draw:layer="layout" svg:x1="0.1cm" svg:y1="8.3cm" svg:x2="1.1cm" svg:y2="8.3cm">
            <text:p/>
          </draw:line>
          <draw:line draw:style-name="gr6" draw:text-style-name="P2" draw:layer="layout" svg:x1="0.1cm" svg:y1="8.9cm" svg:x2="1.1cm" svg:y2="8.9cm">
            <text:p/>
          </draw:line>
          <draw:frame draw:style-name="gr7" draw:text-style-name="P3" draw:layer="layout" svg:width="4.4cm" svg:height="1.85cm" svg:x="1.1cm" svg:y="8cm">
            <draw:text-box>
              <text:p text:style-name="P3"><text:span text:style-name="T1">rdf:type</text:span><text:span text:style-name="T1"><text:line-break/></text:span><text:span text:style-name="T1">rdfs:subClassOf</text:span></text:p>
            </draw:text-box>
          </draw:frame>
        </draw:g>
        <draw:custom-shape draw:style-name="gr8" draw:text-style-name="P1" xml:id="id5" draw:id="id5" draw:layer="layout" svg:width="5.6cm" svg:height="1cm" svg:x="0.1cm" svg:y="0.1cm">
          <text:p text:style-name="P1"><text:span text:style-name="T1">dul:Per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s" svg:x1="5.8cm" svg:y1="4.1cm" svg:x2="2.9cm" svg:y2="1.1cm" draw:start-shape="id3" draw:start-glue-point="0" draw:end-shape="id5" draw:end-glue-point="2" svg:d="M5800 4100v-501l-2900-1998v-501" svg:viewBox="0 0 2901 3001">
          <text:p/>
        </draw:connector>
        <draw:connector draw:style-name="gr3" draw:text-style-name="P2" draw:layer="layout" draw:type="lines" svg:x1="4.05cm" svg:y1="6.1cm" svg:x2="2.9cm" svg:y2="1.1cm" draw:start-shape="id2" draw:start-glue-point="0" draw:end-shape="id5" draw:end-glue-point="2" svg:d="M4050 6100v-501l-1150-3998v-501" svg:viewBox="0 0 1151 5001">
          <text:p/>
        </draw:connector>
        <draw:connector draw:style-name="gr3" draw:text-style-name="P2" draw:layer="layout" draw:type="lines" svg:x1="8.8cm" svg:y1="2.1cm" svg:x2="2.9cm" svg:y2="1.1cm" draw:start-shape="id4" draw:start-glue-point="0" draw:end-shape="id5" draw:end-glue-point="2" svg:d="M8800 2100v-501l-5900 2v-501" svg:viewBox="0 0 5901 1001">
          <text:p/>
        </draw:connector>
        <draw:custom-shape draw:style-name="gr4" draw:text-style-name="P1" xml:id="id3" draw:id="id3" draw:layer="layout" svg:width="5.6cm" svg:height="1cm" svg:x="3cm" svg:y="4.1cm">
          <text:p text:style-name="P1"><text:span text:style-name="T1">ex:TheoreticalPhysicis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7cm" fo:page-height="9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7:22:12.391000000</meta:creation-date>
    <dc:date>2015-03-26T18:01:03.982000000</dc:date>
    <meta:editing-duration>PT23M23S</meta:editing-duration>
    <meta:editing-cycles>9</meta:editing-cycles>
    <meta:generator>LibreOffice/4.2.6.3$Windows_x86 LibreOffice_project/3fd416d4c6db7d3204c17ce57a1d70f6e531ee21</meta:generator>
    <meta:document-statistic meta:object-count="17"/>
  </office:meta>
</office:document-meta>
</file>